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ll0907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6.4874602384495" calcext:value-type="float">
            <text:p>-86.48746023844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0.5295089067381" calcext:value-type="float">
            <text:p>-90.52950890673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1.1262248500186" calcext:value-type="float">
            <text:p>-91.12622485001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1.938361496958" calcext:value-type="float">
            <text:p>-91.9383614969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1.4992786441942" calcext:value-type="float">
            <text:p>-91.49927864419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1.3019300387651" calcext:value-type="float">
            <text:p>-91.30193003876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7690818736866" calcext:value-type="float">
            <text:p>-90.769081873686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0.4692754507047" calcext:value-type="float">
            <text:p>-90.46927545070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9.8381848047419" calcext:value-type="float">
            <text:p>-89.83818480474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9.261858219815" calcext:value-type="float">
            <text:p>-89.261858219815</text:p>
          </table:table-cell>
          <table:table-cell table:formula="of:=SUM([.B2:.B11])" office:value-type="float" office:value="-903.221164524071" calcext:value-type="float">
            <text:p>-903.2211645240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6.8387333964956" calcext:value-type="float">
            <text:p>-86.83873339649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7.4000833227398" calcext:value-type="float">
            <text:p>-87.40008332273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8.9197722306341" calcext:value-type="float">
            <text:p>-88.91977223063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9.1705172165521" calcext:value-type="float">
            <text:p>-89.17051721655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9.6878864009862" calcext:value-type="float">
            <text:p>-89.68788640098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9.6050095959739" calcext:value-type="float">
            <text:p>-89.60500959597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9.0654185031986" calcext:value-type="float">
            <text:p>-89.065418503198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8.4285827465012" calcext:value-type="float">
            <text:p>-88.42858274650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5.3413396803743" calcext:value-type="float">
            <text:p>-85.34133968037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7.28298472469" calcext:value-type="float">
            <text:p>-87.28298472469</text:p>
          </table:table-cell>
          <table:table-cell table:formula="of:=SUM([.B14:.B23])" office:value-type="float" office:value="-881.740327818146" calcext:value-type="float">
            <text:p>-881.7403278181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1.3065480789346" calcext:value-type="float">
            <text:p>-91.30654807893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0.2268357928199" calcext:value-type="float">
            <text:p>-90.22683579281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1.7997244365563" calcext:value-type="float">
            <text:p>-91.79972443655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3.3255878406979" calcext:value-type="float">
            <text:p>-93.32558784069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2.7681139879659" calcext:value-type="float">
            <text:p>-92.76811398796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2.6961181114381" calcext:value-type="float">
            <text:p>-92.696118111438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2.1891662653174" calcext:value-type="float">
            <text:p>-92.18916626531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0.0915959188548" calcext:value-type="float">
            <text:p>-90.09159591885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0.9193346403839" calcext:value-type="float">
            <text:p>-90.91933464038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9.6125818872124" calcext:value-type="float">
            <text:p>-89.6125818872124</text:p>
          </table:table-cell>
          <table:table-cell table:formula="of:=SUM([.B26:.B35])" office:value-type="float" office:value="-914.935606960181" calcext:value-type="float">
            <text:p>-914.9356069601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7.4365125574136" calcext:value-type="float">
            <text:p>-87.43651255741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6.6864899612658" calcext:value-type="float">
            <text:p>-86.68648996126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0.0000209859675" calcext:value-type="float">
            <text:p>-90.00002098596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1.0051420489737" calcext:value-type="float">
            <text:p>-91.00514204897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2.4159005639762" calcext:value-type="float">
            <text:p>-92.41590056397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2.4743001171711" calcext:value-type="float">
            <text:p>-92.47430011717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5676460215199" calcext:value-type="float">
            <text:p>-91.56764602151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9.3943433730927" calcext:value-type="float">
            <text:p>-89.39434337309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9.8089327722223" calcext:value-type="float">
            <text:p>-89.808932772222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9.0809655533347" calcext:value-type="float">
            <text:p>-89.0809655533347</text:p>
          </table:table-cell>
          <table:table-cell table:formula="of:=SUM([.B37:.B46])" office:value-type="float" office:value="-899.870253954937" calcext:value-type="float">
            <text:p>-899.8702539549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0.2807771712063" calcext:value-type="float">
            <text:p>-90.28077717120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6.6854168059031" calcext:value-type="float">
            <text:p>-86.68541680590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1.6978402161007" calcext:value-type="float">
            <text:p>-91.69784021610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0.6784318056915" calcext:value-type="float">
            <text:p>-90.67843180569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2.0317284695352" calcext:value-type="float">
            <text:p>-92.03172846953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0.7650131921824" calcext:value-type="float">
            <text:p>-90.76501319218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0204219828114" calcext:value-type="float">
            <text:p>-91.02042198281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9.8788848104543" calcext:value-type="float">
            <text:p>-89.87888481045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8.385793468335" calcext:value-type="float">
            <text:p>-88.3857934683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6.4296110975048" calcext:value-type="float">
            <text:p>-86.4296110975048</text:p>
          </table:table-cell>
          <table:table-cell table:formula="of:=SUM([.B49:.B58])" office:value-type="float" office:value="-897.853919019725" calcext:value-type="float">
            <text:p>-897.8539190197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2.7837288812096" calcext:value-type="float">
            <text:p>-92.78372888120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9.8462413832247" calcext:value-type="float">
            <text:p>-89.84624138322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1.4180270912505" calcext:value-type="float">
            <text:p>-91.41802709125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3.0900578799074" calcext:value-type="float">
            <text:p>-93.09005787990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3.6067990330623" calcext:value-type="float">
            <text:p>-93.60679903306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2.9350775123529" calcext:value-type="float">
            <text:p>-92.93507751235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2.3947461961172" calcext:value-type="float">
            <text:p>-92.394746196117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1.5778076088009" calcext:value-type="float">
            <text:p>-91.577807608800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1.3286046295943" calcext:value-type="float">
            <text:p>-91.32860462959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242790820365" calcext:value-type="float">
            <text:p>-90.5242790820365</text:p>
          </table:table-cell>
          <table:table-cell table:formula="of:=SUM([.B61:.B70])" office:value-type="float" office:value="-919.505369297556" calcext:value-type="float">
            <text:p>-919.5053692975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6.8074164723375" calcext:value-type="float">
            <text:p>-96.8074164723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4.3091852851568" calcext:value-type="float">
            <text:p>-94.30918528515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4.3348492783441" calcext:value-type="float">
            <text:p>-94.33484927834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7.6636500753889" calcext:value-type="float">
            <text:p>-97.663650075388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4.9217181849372" calcext:value-type="float">
            <text:p>-94.92171818493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5.8063769256962" calcext:value-type="float">
            <text:p>-95.80637692569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5.4435081181984" calcext:value-type="float">
            <text:p>-95.44350811819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4.2411274171814" calcext:value-type="float">
            <text:p>-94.24112741718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1.5183526888868" calcext:value-type="float">
            <text:p>-91.51835268888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3.1869957417244" calcext:value-type="float">
            <text:p>-93.1869957417244</text:p>
          </table:table-cell>
          <table:table-cell table:formula="of:=SUM([.B73:.B82])" office:value-type="float" office:value="-948.233180187852" calcext:value-type="float">
            <text:p>-948.233180187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9T14:03:51.227208561</dc:date>
    <meta:editing-duration>PT1M40S</meta:editing-duration>
    <meta:editing-cycles>1</meta:editing-cycles>
    <meta:document-statistic meta:table-count="1" meta:cell-count="153" meta:object-count="0"/>
    <meta:generator>LibreOffice/6.4.7.2$Linux_X86_64 LibreOffice_project/40$Build-2</meta:generator>
  </office:meta>
</office:document-meta>
</file>